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Heading_20_2">
      <style:paragraph-properties fo:margin-top="0.1665in" fo:margin-bottom="0.0835in" fo:keep-with-next="alway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2</text:p>
      <text:p text:style-name="Subtitle">1<text:span text:style-name="T3">st</text:span> Jul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4</text:p>
          <text:p text:style-name="P18">Event Condition Action Rules<text:tab/>4</text:p>
          <text:p text:style-name="P18">Rule Bindings<text:tab/>5</text:p>
          <text:p text:style-name="P18">Built-in Conditions and Actions<text:tab/>5</text:p>
          <text:p text:style-name="P18">Extending or Replacing the Byteman Language Built-ins<text:tab/>6</text:p>
          <text:p text:style-name="P18">Agent Transformation<text:tab/>6</text:p>
          <text:p text:style-name="P18">ECA Rule Engine<text:tab/>7</text:p>
          <text:p text:style-name="P17">The Byteman Rule Language<text:tab/>9</text:p>
          <text:p text:style-name="P18">Rule Events<text:tab/>9</text:p>
          <text:p text:style-name="P18">Location Specifiers<text:tab/>10</text:p>
          <text:p text:style-name="P18">Rule Bindings<text:tab/>12</text:p>
          <text:p text:style-name="P18">Rule Expressions<text:tab/>13</text:p>
          <text:p text:style-name="P18">Rule Conditions<text:tab/>13</text:p>
          <text:p text:style-name="P18">Rule Actions<text:tab/>14</text:p>
          <text:p text:style-name="P18">Built-In Calls<text:tab/>15</text:p>
          <text:p text:style-name="P18">User-Defined Rule Helpers<text:tab/>16</text:p>
          <text:p text:style-name="P17">Byteman Rule Language Standard Built-Ins<text:tab/>18</text:p>
          <text:p text:style-name="P18">Thread Coordination Operations<text:tab/>18</text:p>
          <text:p text:style-name="P19">Waiters<text:tab/>18</text:p>
          <text:p text:style-name="P19">Rendezvous<text:tab/>19</text:p>
          <text:p text:style-name="P19">Aborting Execution<text:tab/>20</text:p>
          <text:p text:style-name="P18">Rule State Management Operations<text:tab/>20</text:p>
          <text:p text:style-name="P19">CountDowns<text:tab/>20</text:p>
          <text:p text:style-name="P19">Flags<text:tab/>21</text:p>
          <text:p text:style-name="P19">Counters<text:tab/>21</text:p>
          <text:p text:style-name="P18">Trace and Debug Operations<text:tab/>22</text:p>
          <text:p text:style-name="P19">Debugging<text:tab/>22</text:p>
          <text:p text:style-name="P19">Tracing<text:tab/>22</text:p>
          <text:p text:style-name="P17">Using Byteman<text:tab/>24</text:p>
          <text:p text:style-name="P18">Downloading a binary release<text:tab/>24</text:p>
          <text:p text:style-name="P18">Obtaining the sources<text:tab/>24</text:p>
          <text:p text:style-name="P18">Building Byteman from the sources<text:tab/>24</text:p>
          <text:p text:style-name="P18">Using Byteman<text:tab/>24</text:p>
          <text:p text:style-name="P18">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126167927"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143679012" text:style-name="L1">
        <text:list-item>
          <text:p text:style-name="P10">orchestrating the timing of activities performed by independent application threads</text:p>
        </text:list-item>
        <text:list-item>
          <text:p text:style-name="P10">tracing application execution</text:p>
        </text:list-item>
        <text:list-item>
          <text:p text:style-name="P10">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969810768" text:continue-list="list126167927"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310584144" text:style-name="L2">
        <text:list-item>
          <text:p text:style-name="P11"><text:span text:style-name="T1">where</text:span> during application execution a side-effect should occur</text:p>
        </text:list-item>
        <text:list-item>
          <text:p text:style-name="P11"><text:span text:style-name="T1">whether</text:span> the side-effect should happen or not</text:p>
        </text:list-item>
        <text:list-item>
          <text:p text:style-name="P11"><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245066931" text:continue-list="list1969810768"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45080986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22959380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83563798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19575637" text:style-name="L3">
        <text:list-item>
          <text:p text:style-name="P12">the <text:span text:style-name="T1">trigger method</text:span>, i.e. the method which contains the trigger point</text:p>
        </text:list-item>
        <text:list-item>
          <text:p text:style-name="P12">the rule which has been matched</text:p>
        </text:list-item>
        <text:list-item>
          <text:p text:style-name="P12">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17169936" text:continue-list="list1835637980" text:style-name="Outline">
        <text:list-item>
          <text:list>
            <text:list-header>
              <text:h text:style-name="P1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88995981"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90313004" text:continue-numbering="true" text:style-name="Outline">
        <text:list-item>
          <text:list>
            <text:list-header>
              <text:h text:style-name="P1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991817662"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5231796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198549642"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671312255" text:style-name="L4">
        <text:list-item>
          <text:p text:style-name="P13">references to previously bound variables</text:p>
        </text:list-item>
        <text:list-item>
          <text:p text:style-name="P13">static data references</text:p>
        </text:list-item>
        <text:list-item>
          <text:p text:style-name="P13">primitive literals</text:p>
        </text:list-item>
        <text:list-item>
          <text:p text:style-name="P13">field accesses</text:p>
        </text:list-item>
        <text:list-item>
          <text:p text:style-name="P13">method invocations</text:p>
        </text:list-item>
        <text:list-item>
          <text:p text:style-name="P13">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349300857" text:style-name="L5">
        <text:list-item>
          <text:p text:style-name="P14">The assignment operator is not available for use in expressions. It can only be employed at the top level in binding specifications.</text:p>
        </text:list-item>
        <text:list-item>
          <text:p text:style-name="P14">Use of the new operator is not currently allowed in expressions.</text:p>
        </text:list-item>
        <text:list-item>
          <text:p text:style-name="P14">throw and return operations are only allowed as the last action in a sequence of rule actions (see below).</text:p>
        </text:list-item>
      </text:list>
      <text:list xml:id="list1521043788" text:style-name="L6">
        <text:list-item>
          <text:p text:style-name="P15">Expressions should obey the normal rules regarding associativity and precedence.</text:p>
        </text:list-item>
        <text:list-item>
          <text:p text:style-name="P15">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455614195" text:continue-list="list119854964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9663313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93294435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61631784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501630097"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73881303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42824896"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123337886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861998305"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883224127"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719917953" text:continue-numbering="true" text:style-name="Outline">
        <text:list-item>
          <text:list>
            <text:list-item>
              <text:list>
                <text:list-header>
                  <text:h text:style-name="P20"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109355825"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176700197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825508502"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1167975081" text:continue-numbering="true" text:style-name="Outline">
        <text:list-item>
          <text:list>
            <text:list-header>
              <text:h text:style-name="P16"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2055929012"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1008325027"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247148328"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text:p text:style-name="P1"><text:soft-page-break/><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7-01T17:25:16</dc:date>
    <meta:printed-by>Andrew Dinn</meta:printed-by>
    <meta:print-date>2008-09-26T17:21:42</meta:print-date>
    <meta:editing-cycles>74</meta:editing-cycles>
    <meta:editing-duration>PT31H33M14S</meta:editing-duration>
    <meta:document-statistic meta:table-count="0" meta:image-count="0" meta:object-count="0" meta:page-count="26" meta:paragraph-count="291" meta:word-count="9258" meta:character-count="58448"/>
    <meta:user-defined meta:name="Info 1"/>
    <meta:user-defined meta:name="Info 2"/>
    <meta:user-defined meta:name="Info 3"/>
    <meta:user-defined meta:name="Info 4"/>
  </office:meta>
</office:document-meta>
</file>